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 </text:span><text:span text:style-name="T2">java.util.Scanner</text:span><text:span text:style-name="T3">;</text:span><text:line-break/><text:line-break/><text:span text:style-name="T1">public class </text:span><text:span text:style-name="T2">Main </text:span><text:span text:style-name="T3">{</text:span><text:line-break/><text:line-break/><text:span text:style-name="T3"> <text:s text:c="3"/></text:span><text:span text:style-name="T1">public static void </text:span><text:span text:style-name="T4">main</text:span><text:span text:style-name="T3">(</text:span><text:span text:style-name="T2">String</text:span><text:span text:style-name="T3">[] args) {</text:span><text:line-break/><text:line-break/><text:span text:style-name="T3"> <text:s text:c="7"/></text:span><text:span text:style-name="T2">Scanner teclat </text:span><text:span text:style-name="T3">= </text:span><text:span text:style-name="T1">new </text:span><text:span text:style-name="T3">Scanner(</text:span><text:span text:style-name="T2">System</text:span><text:span text:style-name="T3">.</text:span><text:span text:style-name="T5">in</text:span><text:span text:style-name="T3">);</text:span><text:line-break/><text:span text:style-name="T3"> <text:s text:c="7"/></text:span><text:span text:style-name="T6">//añadir amb tabulació o ficar "import java.util.Scanner;"</text:span><text:line-break/><text:line-break/><text:span text:style-name="T6"> <text:s text:c="7"/></text:span><text:span text:style-name="T1">int </text:span><text:span text:style-name="T2">a</text:span><text:span text:style-name="T3">, </text:span><text:span text:style-name="T2">b</text:span><text:span text:style-name="T3">;</text:span><text:line-break/><text:line-break/><text:span text:style-name="T3"> <text:s text:c="7"/></text:span><text:span text:style-name="T2">System</text:span><text:span text:style-name="T3">.</text:span><text:span text:style-name="T5">out</text:span><text:span text:style-name="T3">.println(</text:span><text:span text:style-name="T7">"Entra el valor per a la variable a:"</text:span><text:span text:style-name="T3">);</text:span><text:line-break/><text:span text:style-name="T3"> <text:s text:c="7"/></text:span><text:span text:style-name="T2">a </text:span><text:span text:style-name="T3">= </text:span><text:span text:style-name="T2">teclat</text:span><text:span text:style-name="T3">.nextInt();</text:span><text:line-break/><text:span text:style-name="T3"> <text:s text:c="7"/></text:span><text:span text:style-name="T2">System</text:span><text:span text:style-name="T3">.</text:span><text:span text:style-name="T5">out</text:span><text:span text:style-name="T3">.println(</text:span><text:span text:style-name="T7">"Entra el valor per a la variable b:"</text:span><text:span text:style-name="T3">);</text:span><text:line-break/><text:span text:style-name="T3"> <text:s text:c="7"/></text:span><text:span text:style-name="T2">b </text:span><text:span text:style-name="T3">= </text:span><text:span text:style-name="T2">teclat</text:span><text:span text:style-name="T3">.nextInt();</text:span><text:line-break/><text:span text:style-name="T3"> <text:s text:c="7"/></text:span><text:span text:style-name="T2">System</text:span><text:span text:style-name="T3">.</text:span><text:span text:style-name="T5">out</text:span><text:span text:style-name="T3">.println(</text:span><text:span text:style-name="T7">"El valor de a és: "</text:span><text:span text:style-name="T3">+</text:span><text:span text:style-name="T2">a</text:span><text:span text:style-name="T3">);</text:span><text:line-break/><text:span text:style-name="T3"> <text:s text:c="7"/></text:span><text:span text:style-name="T2">System</text:span><text:span text:style-name="T3">.</text:span><text:span text:style-name="T5">out</text:span><text:span text:style-name="T3">.println(</text:span><text:span text:style-name="T7">"El valor de b és: "</text:span><text:span text:style-name="T3">+</text:span><text:span text:style-name="T2">b</text:span><text:span text:style-name="T3">);</text:span><text:line-break/><text:span text:style-name="T3"> <text:s text:c="7"/></text:span><text:span text:style-name="T2">System</text:span><text:span text:style-name="T3">.</text:span><text:span text:style-name="T5">out</text:span><text:span text:style-name="T3">.println(</text:span><text:span text:style-name="T2">a</text:span><text:span text:style-name="T3">+</text:span><text:span text:style-name="T7">"+"</text:span><text:span text:style-name="T3">+</text:span><text:span text:style-name="T2">b</text:span><text:span text:style-name="T3">+</text:span><text:span text:style-name="T7">"="</text:span><text:span text:style-name="T3">+(</text:span><text:span text:style-name="T2">a</text:span><text:span text:style-name="T3">+</text:span><text:span text:style-name="T2">b</text:span><text:span text:style-name="T3">));</text:span><text:line-break/><text:span text:style-name="T3"> <text:s text:c="7"/></text:span><text:span text:style-name="T2">System</text:span><text:span text:style-name="T3">.</text:span><text:span text:style-name="T5">out</text:span><text:span text:style-name="T3">.println(</text:span><text:span text:style-name="T2">a</text:span><text:span text:style-name="T3">+</text:span><text:span text:style-name="T7">"-"</text:span><text:span text:style-name="T3">+</text:span><text:span text:style-name="T2">b</text:span><text:span text:style-name="T3">+</text:span><text:span text:style-name="T7">"="</text:span><text:span text:style-name="T3">+(</text:span><text:span text:style-name="T2">a</text:span><text:span text:style-name="T3">-</text:span><text:span text:style-name="T2">b</text:span><text:span text:style-name="T3">));</text:span><text:line-break/><text:span text:style-name="T3"> <text:s text:c="7"/></text:span><text:span text:style-name="T2">System</text:span><text:span text:style-name="T3">.</text:span><text:span text:style-name="T5">out</text:span><text:span text:style-name="T3">.println(</text:span><text:span text:style-name="T2">a</text:span><text:span text:style-name="T3">+</text:span><text:span text:style-name="T7">"/"</text:span><text:span text:style-name="T3">+</text:span><text:span text:style-name="T2">b</text:span><text:span text:style-name="T3">+</text:span><text:span text:style-name="T7">"="</text:span><text:span text:style-name="T3">+(</text:span><text:span text:style-name="T2">a</text:span><text:span text:style-name="T3">/</text:span><text:span text:style-name="T2">b</text:span><text:span text:style-name="T3">));</text:span><text:line-break/><text:span text:style-name="T3"> <text:s text:c="7"/></text:span><text:span text:style-name="T2">System</text:span><text:span text:style-name="T3">.</text:span><text:span text:style-name="T5">out</text:span><text:span text:style-name="T3">.print(</text:span><text:span text:style-name="T2">a</text:span><text:span text:style-name="T3">+</text:span><text:span text:style-name="T7">"*"</text:span><text:span text:style-name="T3">+</text:span><text:span text:style-name="T2">b</text:span><text:span text:style-name="T3">+</text:span><text:span text:style-name="T7">"="</text:span><text:span text:style-name="T3">+(</text:span><text:span text:style-name="T2">a</text:span><text:span text:style-name="T3">*</text:span><text:span text:style-name="T2">b</text:span><text:span text:style-name="T3">));</text:span><text:line-break/><text:line-break/><text:line-break/><text:line-break/><text:line-break/><text:span text:style-name="T3"> <text:s text:c="3"/>}</text:span><text:line-break/><text:span text:style-name="T3">}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09:44:49.959707492</meta:creation-date>
    <dc:date>2020-09-22T09:45:16.397572273</dc:date>
    <meta:editing-duration>PT27S</meta:editing-duration>
    <meta:editing-cycles>1</meta:editing-cycles>
    <meta:document-statistic meta:table-count="0" meta:image-count="0" meta:object-count="0" meta:page-count="1" meta:paragraph-count="1" meta:word-count="67" meta:character-count="726" meta:non-whitespace-character-count="538"/>
    <meta:generator>LibreOffice/6.4.5.2$Linux_X86_64 LibreOffice_project/40$Build-2</meta:generator>
  </office:meta>
</office:document-meta>
</file>